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5.97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6.2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5.6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4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3cm" fo:min-width="23.9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2.6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7.46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53cm" fo:min-width="22.2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22.69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1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96cm" fo:min-width="24.4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05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cm" fo:min-width="23.25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13.4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7cm" fo:min-width="25.89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7cm" fo:min-width="23.85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05cm" fo:min-width="24.70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7cm" fo:min-width="23.43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16.71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6.3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2.08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8.47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25cm" fo:min-width="25.11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22.19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1cm" fo:min-width="20.02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22.74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87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3.11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font-size="25pt" style:font-size-asian="25pt" style:font-size-complex="25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11pt" style:font-size-asian="11pt" style:font-size-complex="11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style:text-autospace="none"/>
    </style:style>
    <style:style style:name="P10" style:family="paragraph"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style:text-autospace="none"/>
      <style:text-properties fo:font-size="15pt" fo:font-style="italic" style:font-size-asian="15pt" style:font-style-asian="italic" style:font-size-complex="15pt" style:font-style-complex="italic"/>
    </style:style>
    <style:style style:name="P13" style:family="paragraph">
      <style:paragraph-properties style:text-autospace="none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style:text-properties fo:font-size="15pt" fo:font-style="italic" style:font-size-asian="15pt" style:font-style-asian="italic" style:font-size-complex="15pt" style:font-style-complex="italic"/>
    </style:style>
    <style:style style:name="P15" style:family="paragraph">
      <style:text-properties fo:font-size="18pt" style:font-size-asian="18pt" style:font-size-complex="18p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cc7832" style:text-outline="false" style:text-line-through-style="none" fo:font-family="'JetBrains Mono'" style:font-family-generic="modern" fo:font-size="10pt" fo:font-style="italic" fo:text-shadow="none" style:text-underline-style="none" fo:font-weight="normal" style:letter-kerning="true" style:font-family-asian="'JetBrains Mono'" style:font-family-generic-asian="modern" style:font-size-asian="10pt" style:font-style-asian="italic" style:font-weight-asian="normal" style:font-family-complex="'JetBrains Mono'" style:font-family-generic-complex="modern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8888c6" style:text-outline="false" style:text-line-through-style="none" fo:font-family="'JetBrains Mono'" style:font-family-generic="modern" fo:font-size="10pt" fo:font-style="italic" fo:text-shadow="none" style:text-underline-style="none" fo:font-weight="normal" style:letter-kerning="true" style:font-family-asian="'JetBrains Mono'" style:font-family-generic-asian="modern" style:font-size-asian="10pt" style:font-style-asian="italic" style:font-weight-asian="normal" style:font-family-complex="'JetBrains Mono'" style:font-family-generic-complex="modern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a9b7c6" style:text-outline="false" style:text-line-through-style="none" fo:font-family="'JetBrains Mono'" style:font-family-generic="modern" fo:font-size="10pt" fo:font-style="italic" fo:text-shadow="none" style:text-underline-style="none" fo:font-weight="normal" style:letter-kerning="true" style:font-family-asian="'JetBrains Mono'" style:font-family-generic-asian="modern" style:font-size-asian="10pt" style:font-style-asian="italic" style:font-weight-asian="normal" style:font-family-complex="'JetBrains Mono'" style:font-family-generic-complex="modern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6a8759" style:text-outline="false" style:text-line-through-style="none" fo:font-family="'JetBrains Mono'" style:font-family-generic="modern" fo:font-size="10pt" fo:font-style="italic" fo:text-shadow="none" style:text-underline-style="none" fo:font-weight="normal" style:letter-kerning="true" style:font-family-asian="'JetBrains Mono'" style:font-family-generic-asian="modern" style:font-size-asian="10pt" style:font-style-asian="italic" style:font-weight-asian="normal" style:font-family-complex="'JetBrains Mono'" style:font-family-generic-complex="modern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aa4926" style:text-outline="false" style:text-line-through-style="none" fo:font-family="'JetBrains Mono'" style:font-family-generic="modern" fo:font-size="10pt" fo:font-style="italic" fo:text-shadow="none" style:text-underline-style="none" fo:font-weight="normal" style:letter-kerning="true" style:font-family-asian="'JetBrains Mono'" style:font-family-generic-asian="modern" style:font-size-asian="10pt" style:font-style-asian="italic" style:font-weight-asian="normal" style:font-family-complex="'JetBrains Mono'" style:font-family-generic-complex="modern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a9b7c6" style:text-outline="false" style:text-line-through-style="none" fo:font-family="'JetBrains Mono'" style:font-family-generic="modern" fo:font-size="15pt" fo:font-style="italic" fo:text-shadow="none" style:text-underline-style="none" fo:font-weight="normal" style:letter-kerning="true" style:font-family-asian="'JetBrains Mono'" style:font-family-generic-asian="modern" style:font-size-asian="15pt" style:font-style-asian="italic" style:font-weight-asian="normal" style:font-family-complex="'JetBrains Mono'" style:font-family-generic-complex="modern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a9b7c6" style:text-outline="false" style:text-line-through-style="none" fo:font-family="'JetBrains Mono'" style:font-family-generic="modern" fo:font-size="12pt" fo:font-style="normal" fo:text-shadow="none" style:text-underline-style="none" fo:font-weight="normal" style:letter-kerning="true" style:font-family-asian="'JetBrains Mono'" style:font-family-generic-asian="modern" style:font-size-asian="12pt" style:font-style-asian="normal" style:font-weight-asian="normal" style:font-family-complex="'JetBrains Mono'" style:font-family-generic-complex="modern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a9b7c6" style:text-outline="false" style:text-line-through-style="none" fo:font-family="'JetBrains Mono'" style:font-family-generic="modern" fo:font-size="7pt" fo:font-style="italic" fo:text-shadow="none" style:text-underline-style="none" fo:font-weight="normal" style:letter-kerning="true" style:font-family-asian="'JetBrains Mono'" style:font-family-generic-asian="modern" style:font-size-asian="7pt" style:font-style-asian="italic" style:font-weight-asian="normal" style:font-family-complex="'JetBrains Mono'" style:font-family-generic-complex="modern" style:font-size-complex="7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6pt" fo:font-style="italic" style:font-size-asian="16pt" style:font-style-asian="italic" style:font-size-complex="16pt" style:font-style-complex="italic"/>
    </style:style>
    <style:style style:name="T18" style:family="text">
      <style:text-properties fo:color="#cc7832" style:text-outline="false" style:text-line-through-style="none" fo:font-family="'JetBrains Mono'" style:font-family-generic="modern" fo:font-size="15pt" fo:font-style="italic" fo:text-shadow="none" style:text-underline-style="none" fo:font-weight="normal" style:letter-kerning="true" style:font-family-asian="'JetBrains Mono'" style:font-family-generic-asian="modern" style:font-size-asian="15pt" style:font-style-asian="italic" style:font-weight-asian="normal" style:font-family-complex="'JetBrains Mono'" style:font-family-generic-complex="modern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c66d" style:text-outline="false" style:text-line-through-style="none" fo:font-family="'JetBrains Mono'" style:font-family-generic="modern" fo:font-size="15pt" fo:font-style="italic" fo:text-shadow="none" style:text-underline-style="none" fo:font-weight="normal" style:letter-kerning="true" style:font-family-asian="'JetBrains Mono'" style:font-family-generic-asian="modern" style:font-size-asian="15pt" style:font-style-asian="italic" style:font-weight-asian="normal" style:font-family-complex="'JetBrains Mono'" style:font-family-generic-complex="modern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2pt" fo:font-style="italic" style:font-size-asian="22pt" style:font-style-asian="italic" style:font-size-complex="22pt" style:font-style-complex="italic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color="#6a8759" style:text-outline="false" style:text-line-through-style="none" fo:font-family="'JetBrains Mono'" style:font-family-generic="modern" fo:font-size="15pt" fo:font-style="italic" fo:text-shadow="none" style:text-underline-style="none" fo:font-weight="normal" style:letter-kerning="true" style:font-family-asian="'JetBrains Mono'" style:font-family-generic-asian="modern" style:font-size-asian="15pt" style:font-style-asian="italic" style:font-weight-asian="normal" style:font-family-complex="'JetBrains Mono'" style:font-family-generic-complex="modern" style:font-size-complex="15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color="#8888c6" style:text-outline="false" style:text-line-through-style="none" fo:font-family="'JetBrains Mono'" style:font-family-generic="modern" fo:font-size="15pt" fo:font-style="italic" fo:text-shadow="none" style:text-underline-style="none" fo:font-weight="normal" style:letter-kerning="true" style:font-family-asian="'JetBrains Mono'" style:font-family-generic-asian="modern" style:font-size-asian="15pt" style:font-style-asian="italic" style:font-weight-asian="normal" style:font-family-complex="'JetBrains Mono'" style:font-family-generic-complex="modern" style:font-size-complex="15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6897bb" style:text-outline="false" style:text-line-through-style="none" fo:font-family="'JetBrains Mono'" style:font-family-generic="modern" fo:font-size="15pt" fo:font-style="italic" fo:text-shadow="none" style:text-underline-style="none" fo:font-weight="normal" style:letter-kerning="true" style:font-family-asian="'JetBrains Mono'" style:font-family-generic-asian="modern" style:font-size-asian="15pt" style:font-style-asian="italic" style:font-weight-asian="normal" style:font-family-complex="'JetBrains Mono'" style:font-family-generic-complex="modern" style:font-size-complex="15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a9b7c6" style:text-outline="false" style:text-line-through-style="none" fo:font-family="'JetBrains Mono'" style:font-family-generic="modern" fo:font-size="22pt" fo:font-style="italic" fo:text-shadow="none" style:text-underline-style="none" fo:font-weight="normal" style:letter-kerning="true" style:font-family-asian="'JetBrains Mono'" style:font-family-generic-asian="modern" style:font-size-asian="22pt" style:font-style-asian="italic" style:font-weight-asian="normal" style:font-family-complex="'JetBrains Mono'" style:font-family-generic-complex="modern" style:font-size-complex="22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cc7832" style:text-outline="false" style:text-line-through-style="none" fo:font-family="'JetBrains Mono'" style:font-family-generic="modern" fo:font-size="12pt" fo:font-style="italic" fo:text-shadow="none" style:text-underline-style="none" fo:font-weight="normal" style:letter-kerning="true" style:font-family-asian="'JetBrains Mono'" style:font-family-generic-asian="modern" style:font-size-asian="12pt" style:font-style-asian="italic" style:font-weight-asian="normal" style:font-family-complex="'JetBrains Mono'" style:font-family-generic-complex="modern" style:font-size-complex="12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a9b7c6" style:text-outline="false" style:text-line-through-style="none" fo:font-family="'JetBrains Mono'" style:font-family-generic="modern" fo:font-size="12pt" fo:font-style="italic" fo:text-shadow="none" style:text-underline-style="none" fo:font-weight="normal" style:letter-kerning="true" style:font-family-asian="'JetBrains Mono'" style:font-family-generic-asian="modern" style:font-size-asian="12pt" style:font-style-asian="italic" style:font-weight-asian="normal" style:font-family-complex="'JetBrains Mono'" style:font-family-generic-complex="modern" style:font-size-complex="12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6897bb" style:text-outline="false" style:text-line-through-style="none" fo:font-family="'JetBrains Mono'" style:font-family-generic="modern" fo:font-size="12pt" fo:font-style="italic" fo:text-shadow="none" style:text-underline-style="none" fo:font-weight="normal" style:letter-kerning="true" style:font-family-asian="'JetBrains Mono'" style:font-family-generic-asian="modern" style:font-size-asian="12pt" style:font-style-asian="italic" style:font-weight-asian="normal" style:font-family-complex="'JetBrains Mono'" style:font-family-generic-complex="modern" style:font-size-complex="1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6a8759" style:text-outline="false" style:text-line-through-style="none" fo:font-family="'JetBrains Mono'" style:font-family-generic="modern" fo:font-size="12pt" fo:font-style="italic" fo:text-shadow="none" style:text-underline-style="none" fo:font-weight="normal" style:letter-kerning="true" style:font-family-asian="'JetBrains Mono'" style:font-family-generic-asian="modern" style:font-size-asian="12pt" style:font-style-asian="italic" style:font-weight-asian="normal" style:font-family-complex="'JetBrains Mono'" style:font-family-generic-complex="modern" style:font-size-complex="12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8888c6" style:text-outline="false" style:text-line-through-style="none" fo:font-family="'JetBrains Mono'" style:font-family-generic="modern" fo:font-size="12pt" fo:font-style="italic" fo:text-shadow="none" style:text-underline-style="none" fo:font-weight="normal" style:letter-kerning="true" style:font-family-asian="'JetBrains Mono'" style:font-family-generic-asian="modern" style:font-size-asian="12pt" style:font-style-asian="italic" style:font-weight-asian="normal" style:font-family-complex="'JetBrains Mono'" style:font-family-generic-complex="modern" style:font-size-complex="1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6.471cm" svg:height="1.225cm" svg:x="7.9cm" svg:y="1.975cm">
          <draw:text-box>
            <text:p><text:span text:style-name="T1">Junioraufgabe1 :Reimerei</text:span><text:span text:style-name="T2">(Junioraufgabe1)</text:span></text:p>
          </draw:text-box>
        </draw:frame>
        <draw:frame draw:style-name="gr2" draw:text-style-name="P2" draw:layer="layout" svg:width="6.712cm" svg:height="1.835cm" svg:x="10.1cm" svg:y="4.1cm">
          <draw:text-box>
            <text:p><text:span text:style-name="T3">10.September 2022</text:span></text:p>
            <text:p><text:span text:style-name="T3"/></text:p>
          </draw:text-box>
        </draw:frame>
        <draw:frame draw:style-name="gr3" draw:text-style-name="P2" draw:layer="layout" svg:width="6.128cm" svg:height="1.043cm" svg:x="4.7cm" svg:y="6cm">
          <draw:text-box>
            <text:p><text:span text:style-name="T3">Inhaltsverzeichnis</text:span></text:p>
          </draw:text-box>
        </draw:frame>
        <draw:frame draw:style-name="gr4" draw:text-style-name="P3" draw:layer="layout" svg:width="4.909cm" svg:height="1.115cm" svg:x="11.7cm" svg:y="11.3cm">
          <draw:text-box>
            <text:p><text:span text:style-name="T2">Lösungsidee</text:span></text:p>
          </draw:text-box>
        </draw:frame>
        <draw:frame draw:style-name="gr5" draw:text-style-name="P4" draw:layer="layout" svg:width="24.425cm" svg:height="7.823cm" svg:x="3.775cm" svg:y="12.6cm">
          <draw:text-box>
            <text:p><text:span text:style-name="T4">Die Idee ist mit String Bearbeitungen(Python) zu checken ob sich Wörter reimen.</text:span></text:p>
            <text:p><text:span text:style-name="T4">Dabei werden Teile von den jeweiligen Wörter genommen und mit andere Wörter verglichen.</text:span></text:p>
            <text:p><text:span text:style-name="T4">Folgende Sachen müssen dabei beachtet werden:</text:span></text:p>
            <text:p><text:span text:style-name="T4"/></text:p>
            <text:p><text:span text:style-name="T4">1)Was ist ein Reim?Das heißt das Programm muss wissen was überhaupt ein Reim ist.</text:span></text:p>
            <text:p><text:span text:style-name="T4"/></text:p>
            <text:p><text:span text:style-name="T4">2)Jedes Wort mit jedes Wort zu vergleichen.Hier gibt es unterschiedliche Möglichkeiten.</text:span></text:p>
            <text:p><text:span text:style-name="T4">Doch nach meiner Meinung nach ist strukturiert immer am besten.(Es ist nur meine Meinung).</text:span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6" draw:text-style-name="P5" draw:layer="layout" svg:width="23.193cm" svg:height="2.603cm" svg:x="2.4cm" svg:y="7.4cm">
          <draw:text-box>
            <text:p><text:span text:style-name="T5">Lösungsidee..................................................................................................................................1</text:span></text:p>
            <text:p><text:span text:style-name="T5">Umsetzung(Beispiel datei implementieren)...................................................................................3</text:span></text:p>
            <text:p><text:span text:style-name="T5">Umsetzung(Vokale aus einem Wort).............................................................................................4</text:span></text:p>
            <text:p><text:span text:style-name="T5">Umsetung(Regel1)........................................................................................................................8</text:span></text:p>
          </draw:text-box>
        </draw:frame>
        <draw:frame draw:style-name="gr7" draw:text-style-name="P6" draw:layer="layout" svg:width="27.964cm" svg:height="1.123cm" svg:x="0cm" svg:y="0.3cm">
          <draw:text-box>
            <text:p><text:span text:style-name="T6">Notiz:Bei OpenOffice wird bei jeder neue Zeile der erste Buchstabe groß geschrieben,weshalb manchmal in eine Zeile bei der ersten Position ein Punkt stehen </text:span></text:p>
            <text:p><text:span text:style-name="T6">.kann.Diese Dokumentation wurde mit OpenOffice gemacht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ösungsidee Part 2<text:span text:style-name="T2">(Junioraufgabe1)</text:span></text:p>
          </draw:text-box>
        </draw:frame>
        <draw:frame draw:style-name="gr9" draw:layer="layout" svg:width="22.723cm" svg:height="15.203cm" svg:x="5.7cm" svg:y="4.343cm">
          <draw:text-box>
            <text:p><text:s/>Außerdem besteht die Regel 1 eigentlich aus mehreren Regeln.</text:p>
            <text:p><text:s/>Nämlich:</text:p>
            <text:p><text:s/>Sie haben dieselbe maßgebliche Vokalgruppe,nach der</text:p>
            <text:p><text:s/>maßgeblichen Vokalgruppe enthalten beide Wörter</text:p>
            <text:p><text:s/>dieselben Buchstaben in derselben Reihenfolge.</text:p>
            <text:p/>
            <text:p><text:s/>Außerdem noch dass die letzter Buchstabe der beiden Wörter gleich ist.</text:p>
            <text:p/>
            <text:p><text:s/></text:p>
            <text:p><text:s/>Das heißt der wichtigster Teil hier von einen Wort in Regel 1</text:p>
            <text:p><text:s/>Ist nur von der maßgebliche Vokalgruppe(maßgebliche Vokalgruppe beihaltet) </text:p>
            <text:p><text:s/>Bis zur Ende des Wortes wichtig(letzter Buchstabe auch beinhaltet).</text:p>
            <text:p><text:s/>Dann kontrolliert man ob alle Buchstaben gleich sind.</text:p>
            <text:p><text:s/>Doch wegen eines Bugs die ich nicht finden konnte habe ich nochmal</text:p>
            <text:p><text:s/>hinzugefügt,dass die maßgebliche Vokalgruppe nochmal kontrolliert wird.</text:p>
            <text:p><text:s text:c="2"/></text:p>
            <text:p/>
            <text:p/>
            <text:p/>
            <text:p/>
            <text:p/>
          </draw:text-box>
        </draw:frame>
        <draw:frame draw:style-name="gr10" draw:text-style-name="P7" draw:layer="layout" svg:width="23.193cm" svg:height="3.326cm" svg:x="3.4cm" svg:y="17.4cm">
          <draw:text-box>
            <text:p><text:span text:style-name="T7">Achtung:Wegen Python Code kann es bei der nächster </text:span></text:p>
            <text:p><text:span text:style-name="T7">Folie zur Problemen kommen,wenn dies der </text:span></text:p>
            <text:p><text:span text:style-name="T7">Fall ist einfach nur warten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1" draw:text-style-name="P8" draw:layer="layout" svg:width="11.801cm" svg:height="3.083cm" svg:x="9.3cm" svg:y="1.2cm">
          <draw:text-box>
            <text:p><text:span text:style-name="T8">Die </text:span><text:span text:style-name="T2">Umsetzung(Junioraufgabe1)</text:span></text:p>
            <text:p><text:span text:style-name="T8"/></text:p>
            <text:p><text:span text:style-name="T8"/></text:p>
          </draw:text-box>
        </draw:frame>
        <draw:frame draw:style-name="gr12" draw:text-style-name="P4" draw:layer="layout" svg:width="24.979cm" svg:height="20.21cm" svg:x="3cm" svg:y="3.5cm">
          <draw:text-box>
            <text:p><text:span text:style-name="T4">Ich habe meinen Programm in der Programmiersprache Python Version 3.9 geschrieben.</text:span></text:p>
            <text:p><text:span text:style-name="T4">Das Programm muss nicht in vorherige Versionen funktionieren.</text:span></text:p>
            <text:p><text:span text:style-name="T4">Die Wörter die sich dann reimen wird dann ausgegeben.</text:span></text:p>
            <text:p><text:span text:style-name="T4"/></text:p>
            <text:p><text:span text:style-name="T4">Als erstes wurde die Beispieldatei/Beispieleingaben heruntergeladen und der Encoder </text:span></text:p>
            <text:p><text:span text:style-name="T4">Ist UTF-8.</text:span></text:p>
            <text:p><text:span text:style-name="T4">Dieser Datei wurde dann mit eine for-schleife durchgegangen und zu eine Wörterliste hinzugefügt.</text:span></text:p>
            <text:p><text:span text:style-name="T4">Jedes mal beim Hinzufügen musste dann noch mal die Leerzeichen vor und hinter den </text:span></text:p>
            <text:p><text:span text:style-name="T4">Wort entfernt werden mit .strip().</text:span></text:p>
            <text:p><text:span text:style-name="T4"/></text:p>
            <text:p text:style-name="P9"><text:span text:style-name="T9">with </text:span><text:span text:style-name="T10">open</text:span><text:span text:style-name="T11">(</text:span><text:span text:style-name="T12">"woerterListe1.txt"</text:span><text:span text:style-name="T9">,</text:span><text:span text:style-name="T13">encoding</text:span><text:span text:style-name="T11">=</text:span><text:span text:style-name="T12">"utf8"</text:span><text:span text:style-name="T11">) </text:span><text:span text:style-name="T9">as </text:span><text:span text:style-name="T11">file:</text:span><text:span text:style-name="T11"><text:line-break/></text:span><text:span text:style-name="T11"> <text:s text:c="3"/></text:span><text:span text:style-name="T9">for </text:span><text:span text:style-name="T11">line </text:span><text:span text:style-name="T9">in </text:span><text:span text:style-name="T11">file:</text:span><text:span text:style-name="T11"><text:line-break/></text:span><text:span text:style-name="T11"> <text:s text:c="7"/>woerterListe.append(line.strip())</text:span><text:span text:style-name="T11"><text:line-break/></text:span><text:span text:style-name="T10">print</text:span><text:span text:style-name="T11">(woerterListe)</text:span><text:span text:style-name="T11"><text:line-break/></text:span><text:span text:style-name="T9">for </text:span><text:span text:style-name="T11">oneword </text:span><text:span text:style-name="T9">in </text:span><text:span text:style-name="T11">woerterListe:</text:span><text:span text:style-name="T11"><text:line-break/></text:span><text:span text:style-name="T11"> <text:s text:c="3"/></text:span><text:span text:style-name="T9">for </text:span><text:span text:style-name="T11">anotherWord </text:span><text:span text:style-name="T9">in </text:span><text:span text:style-name="T11">woerterListe:</text:span><text:span text:style-name="T11"><text:line-break/></text:span><text:span text:style-name="T11"> <text:s text:c="7"/></text:span><text:span text:style-name="T9">if </text:span><text:span text:style-name="T11">oneword == anotherWord:</text:span><text:span text:style-name="T11"><text:line-break/></text:span><text:span text:style-name="T11"> <text:s text:c="11"/></text:span><text:span text:style-name="T9">continue</text:span><text:span text:style-name="T9"><text:line-break/></text:span><text:span text:style-name="T9"> <text:s text:c="7"/></text:span><text:span text:style-name="T11">ifReim = checkifReim(oneword</text:span><text:span text:style-name="T9">,</text:span><text:span text:style-name="T11">anotherWord)</text:span><text:span text:style-name="T11"><text:line-break/></text:span><text:span text:style-name="T11"> <text:s text:c="7"/></text:span><text:span text:style-name="T9">if </text:span><text:span text:style-name="T11">ifReim == </text:span><text:span text:style-name="T9">True</text:span><text:span text:style-name="T11">:</text:span><text:span text:style-name="T11"><text:line-break/></text:span><text:span text:style-name="T11"> <text:s text:c="11"/></text:span><text:span text:style-name="T10">print</text:span><text:span text:style-name="T11">(oneword + </text:span><text:span text:style-name="T12">" und " </text:span><text:span text:style-name="T11">+ anotherWord + </text:span><text:span text:style-name="T12">" reimen sich."</text:span><text:span text:style-name="T11">)</text:span></text:p>
            <text:p text:style-name="P9"><text:span text:style-name="T11"/></text:p>
            <text:p text:style-name="P9"><text:span text:style-name="T11"/></text:p>
            <text:p text:style-name="P9"><text:span text:style-name="T14"/></text:p>
            <text:p text:style-name="P9"><text:span text:style-name="T15"/></text:p>
            <text:p text:style-name="P9"><text:span text:style-name="T16"/></text:p>
            <text:p><text:span text:style-name="T4"/></text:p>
            <text:p><text:span text:style-name="T4"/></text:p>
            <text:p><text:span text:style-name="T4"><text:s/></text:span></text:p>
            <text:p><text:span text:style-name="T4"/></text:p>
            <text:p><text:span text:style-name="T4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13" draw:text-style-name="P4" draw:layer="layout" svg:width="5.557cm" svg:height="0.882cm" svg:x="22.6cm" svg:y="19.8cm">
          <draw:text-box>
            <text:p><text:span text:style-name="T4">Bunt = Python Code</text:span></text:p>
          </draw:text-box>
        </draw:frame>
        <draw:frame draw:style-name="gr14" draw:text-style-name="P2" draw:layer="layout" svg:width="23.751cm" svg:height="3.93cm" svg:x="3.2cm" svg:y="16.8cm">
          <draw:text-box>
            <text:p><text:span text:style-name="T3">Danach wird eine Funktion geschrieben(checkifReim) und dieser hat zwei </text:span></text:p>
            <text:p><text:span text:style-name="T3">Eingaben.Wort1 und Wort2:</text:span></text:p>
            <text:p text:style-name="P9"><text:span text:style-name="T18">def </text:span><text:span text:style-name="T19">checkifReim</text:span><text:span text:style-name="T14">(wort1</text:span><text:span text:style-name="T18">,</text:span><text:span text:style-name="T14">wort2):</text:span><text:span text:style-name="T14"><text:line-break/></text:span><text:span text:style-name="T14"/></text:p>
            <text:p><text:span text:style-name="T20"/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5" draw:text-style-name="P10" draw:layer="layout" svg:width="13.926cm" svg:height="2.241cm" svg:x="6.7cm" svg:y="1.2cm">
          <draw:text-box>
            <text:p><text:span text:style-name="T21">Die Umsetzung</text:span><text:span text:style-name="T22">(Junioraufgabe1)</text:span></text:p>
            <text:p><text:span text:style-name="T23"/></text:p>
          </draw:text-box>
        </draw:frame>
        <draw:frame draw:style-name="gr16" draw:text-style-name="P3" draw:layer="layout" svg:width="26.393cm" svg:height="4.697cm" svg:x="1.2cm" svg:y="3.6cm">
          <draw:text-box>
            <text:p><text:span text:style-name="T2">Danach werden ein paar Variable in der Funktion definiert.</text:span></text:p>
            <text:p><text:span text:style-name="T2">IfReim dient dazu am Ende auszugegeben ob wort1 und wort2 sich reimen:</text:span></text:p>
            <text:p text:style-name="P9"><text:span text:style-name="T14">ifReim = </text:span><text:span text:style-name="T18">True</text:span></text:p>
            <text:p text:style-name="P9"><text:span text:style-name="T18"><text:line-break/></text:span><text:span text:style-name="T18"/></text:p>
            <text:p><text:span text:style-name="T2"/></text:p>
          </draw:text-box>
        </draw:frame>
        <draw:frame draw:style-name="gr17" draw:text-style-name="P3" draw:layer="layout" svg:width="24.357cm" svg:height="4.697cm" svg:x="1.2cm" svg:y="6.485cm">
          <draw:text-box>
            <text:p><text:span text:style-name="T2">Danach werden noch 2 Variablen definiert.Dieser dienen dazu um die</text:span></text:p>
            <text:p><text:span text:style-name="T2">Vokalen aus den jeweiligen Wörter zu speichern:</text:span></text:p>
            <text:p text:style-name="P9"><text:span text:style-name="T14">vokaleausWort1 = vokaelauseinenWort(wort1)</text:span><text:span text:style-name="T14"><text:line-break/></text:span><text:span text:style-name="T14">vokaleausWort2 = vokaelauseinenWort(wort2)</text:span></text:p>
            <text:p text:style-name="P9"><text:span text:style-name="T14"/></text:p>
            <text:p><text:span text:style-name="T2"/></text:p>
          </draw:text-box>
        </draw:frame>
        <draw:frame draw:style-name="gr18" draw:text-style-name="P3" draw:layer="layout" svg:width="25.208cm" svg:height="9.755cm" svg:x="1.2cm" svg:y="10cm">
          <draw:text-box>
            <text:p><text:span text:style-name="T2">Wie man sieht wird hier schon wieder eine Funktion benutzt.</text:span></text:p>
            <text:p><text:span text:style-name="T2">Diese Funktion sucht sich Vokalengruppen aus einen </text:span></text:p>
            <text:p><text:span text:style-name="T2">Wort heraus und dessen Position im Wort und tut das beide in einen </text:span></text:p>
            <text:p><text:span text:style-name="T2">String.Dieser kommt dann in eine Liste:vokaleListeFuerWort rein.</text:span></text:p>
            <text:p><text:span text:style-name="T2">Das Programm schaut sich das Wort immer von hinten an und wenn ein</text:span></text:p>
            <text:p><text:span text:style-name="T2">Doppelvokal kommt dann tauscht die Buchstaben(damit der </text:span></text:p>
            <text:p><text:span text:style-name="T2">Doppelvokal wieder in der richtigen Reinfolge wieder ist).</text:span></text:p>
            <text:p><text:span text:style-name="T2"/></text:p>
            <text:p><text:span text:style-name="T2"/></text:p>
            <text:p><text:span text:style-name="T2">Das war jetzt sehr viel Erlärung in der nächsten Folie wird diese</text:span></text:p>
            <text:p><text:span text:style-name="T2">Funktion etwas genauer erklärt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9" draw:text-style-name="P3" draw:layer="layout" svg:width="23.938cm" svg:height="4.697cm" svg:x="2.8cm" svg:y="5.4cm">
          <draw:text-box>
            <text:p><text:span text:style-name="T2">Zuerst muss man alle einzelne Vokalen in eine Liste reintun.</text:span></text:p>
            <text:p><text:span text:style-name="T2">(Nachher wird erklärt warum es unnötig ist die Doppelvokalen in die </text:span></text:p>
            <text:p><text:span text:style-name="T2">Liste reinzutun),dabei darf man nicht Großbuchstaben vergessen.</text:span></text:p>
            <text:p text:style-name="P9"><text:span text:style-name="T14">vokale = [</text:span><text:span text:style-name="T24">"a"</text:span><text:span text:style-name="T18">,</text:span><text:span text:style-name="T24">"e"</text:span><text:span text:style-name="T18">,</text:span><text:span text:style-name="T24">"i"</text:span><text:span text:style-name="T18">,</text:span><text:span text:style-name="T24">"o"</text:span><text:span text:style-name="T18">,</text:span><text:span text:style-name="T24">"u"</text:span><text:span text:style-name="T18">,</text:span><text:span text:style-name="T24">"A"</text:span><text:span text:style-name="T18">,</text:span><text:span text:style-name="T24">"E"</text:span><text:span text:style-name="T18">,</text:span><text:span text:style-name="T24">"I"</text:span><text:span text:style-name="T18">,</text:span><text:span text:style-name="T24">"O"</text:span><text:span text:style-name="T18">,</text:span><text:span text:style-name="T24">"U"</text:span><text:span text:style-name="T18">,</text:span><text:span text:style-name="T24">"ä"</text:span><text:span text:style-name="T18">,</text:span><text:span text:style-name="T24">"ü"</text:span><text:span text:style-name="T18">,</text:span><text:span text:style-name="T24">"ö"</text:span><text:span text:style-name="T18">,</text:span><text:span text:style-name="T24">"Ä"</text:span><text:span text:style-name="T18">,</text:span><text:span text:style-name="T24">"Ü"</text:span><text:span text:style-name="T18">,</text:span><text:span text:style-name="T24">"Ö"</text:span><text:span text:style-name="T14">]</text:span><text:span text:style-name="T14"><text:line-break/></text:span><text:span text:style-name="T14"/></text:p>
            <text:p text:style-name="P9"><text:span text:style-name="T14"/></text:p>
          </draw:text-box>
        </draw:frame>
        <draw:frame draw:style-name="gr20" draw:text-style-name="P11" draw:layer="layout" svg:width="17.215cm" svg:height="1.348cm" svg:x="3.2cm" svg:y="0.8cm">
          <draw:text-box>
            <text:p><text:span text:style-name="T25">Umsetzung(Junioraufgabe1:Reimerei)</text:span></text:p>
          </draw:text-box>
        </draw:frame>
        <draw:frame draw:style-name="gr21" draw:text-style-name="P3" draw:layer="layout" svg:width="16.813cm" svg:height="2.969cm" svg:x="2.8cm" svg:y="8.7cm">
          <draw:text-box>
            <text:p><text:span text:style-name="T2">Eine Liste für die Vokalen aus denjenigen Wort:</text:span></text:p>
            <text:p text:style-name="P9"><text:span text:style-name="T14">VokaleListeFuerWort = []</text:span></text:p>
            <text:p text:style-name="P9"><text:span text:style-name="T14"><text:line-break/></text:span><text:span text:style-name="T14"/></text:p>
          </draw:text-box>
        </draw:frame>
        <draw:frame draw:style-name="gr22" draw:text-style-name="P3" draw:layer="layout" svg:width="12.588cm" svg:height="1.115cm" svg:x="2.8cm" svg:y="2.8cm">
          <draw:text-box>
            <text:p><text:span text:style-name="T2">Die Funktion hat eine Eingabe:wort</text:span></text:p>
          </draw:text-box>
        </draw:frame>
        <draw:frame draw:style-name="gr23" draw:text-style-name="P12" draw:layer="layout" svg:width="8.973cm" svg:height="1.487cm" svg:x="2.917cm" svg:y="4.145cm">
          <draw:text-box>
            <text:p text:style-name="P9"><text:span text:style-name="T18">def </text:span><text:span text:style-name="T19">vokaelauseinenWort</text:span><text:span text:style-name="T14">(wort):</text:span><text:span text:style-name="T14"><text:line-break/></text:span><text:span text:style-name="T14"/></text:p>
          </draw:text-box>
        </draw:frame>
        <draw:frame draw:style-name="gr24" draw:text-style-name="P3" draw:layer="layout" svg:width="25.618cm" svg:height="3.875cm" svg:x="2.8cm" svg:y="10.485cm">
          <draw:text-box>
            <text:p><text:span text:style-name="T2">Danach gibt es eine for-range schleife,die ein Wort von hinten durchgeht:</text:span></text:p>
            <text:p text:style-name="P9"><text:span text:style-name="T18">for </text:span><text:span text:style-name="T14">i </text:span><text:span text:style-name="T18">in </text:span><text:span text:style-name="T26">range</text:span><text:span text:style-name="T14">(</text:span><text:span text:style-name="T26">len</text:span><text:span text:style-name="T14">(wort) – </text:span><text:span text:style-name="T27">1</text:span><text:span text:style-name="T18">,</text:span><text:span text:style-name="T14">-</text:span><text:span text:style-name="T27">1</text:span><text:span text:style-name="T18">,</text:span><text:span text:style-name="T14">-</text:span><text:span text:style-name="T27">1</text:span><text:span text:style-name="T14">):</text:span></text:p>
            <text:p text:style-name="P9"><text:span text:style-name="T28"/></text:p>
            <text:p text:style-name="P9"><text:span text:style-name="T14"><text:line-break/></text:span><text:span text:style-name="T14"/></text:p>
          </draw:text-box>
        </draw:frame>
        <draw:frame draw:style-name="gr25" draw:text-style-name="P3" draw:layer="layout" svg:width="22.693cm" svg:height="2.969cm" svg:x="2.7cm" svg:y="12.2cm">
          <draw:text-box>
            <text:p><text:span text:style-name="T2">Dann wird mit einer for-schleife die Vokale Liste durchgegangen:</text:span></text:p>
            <text:p text:style-name="P9"><text:span text:style-name="T18">for </text:span><text:span text:style-name="T14">oneVokal </text:span><text:span text:style-name="T18">in </text:span><text:span text:style-name="T14">vokale:</text:span></text:p>
            <text:p text:style-name="P9"><text:span text:style-name="T14"><text:line-break/></text:span><text:span text:style-name="T14"/></text:p>
          </draw:text-box>
        </draw:frame>
        <draw:frame draw:style-name="gr26" draw:text-style-name="P3" draw:layer="layout" svg:width="20.521cm" svg:height="2.351cm" svg:x="2.7cm" svg:y="13.785cm">
          <draw:text-box>
            <text:p><text:span text:style-name="T2">Darauf wird kontrolliert ob Wort an Position i ein Vokal hat:</text:span></text:p>
            <text:p text:style-name="P9"><text:span text:style-name="T18">if </text:span><text:span text:style-name="T14">wort[i] == oneVokal:</text:span><text:span text:style-name="T14"><text:line-break/></text:span><text:span text:style-name="T14"/></text:p>
          </draw:text-box>
        </draw:frame>
        <draw:frame draw:style-name="gr27" draw:text-style-name="P3" draw:layer="layout" svg:width="23.243cm" svg:height="2.843cm" svg:x="2.657cm" svg:y="15.457cm">
          <draw:text-box>
            <text:p><text:span text:style-name="T2">Dann wird kontrolliert ob es Doppelvokale im Wort gibt.</text:span></text:p>
            <text:p><text:span text:style-name="T2">Denn in diesen Programm gilt: Doppelvokale vor einzelne Vokalen</text:span></text:p>
            <text:p><text:span text:style-name="T2">Der Code der Doppelvokale überprüft ist: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28" draw:text-style-name="P13" draw:layer="layout" svg:width="20.763cm" svg:height="15.937cm" svg:x="2.2cm" svg:y="2.563cm">
          <draw:text-box>
            <text:p text:style-name="P9"><text:span text:style-name="T29">if </text:span><text:span text:style-name="T30">wort[i - </text:span><text:span text:style-name="T31">1</text:span><text:span text:style-name="T30">] == </text:span><text:span text:style-name="T32">"a" </text:span><text:span text:style-name="T29">or </text:span><text:span text:style-name="T30">wort[i - </text:span><text:span text:style-name="T31">1</text:span><text:span text:style-name="T30">] == </text:span><text:span text:style-name="T32">"A" </text:span><text:span text:style-name="T29">and </text:span><text:span text:style-name="T30">wort[i] == </text:span><text:span text:style-name="T32">"u"</text:span><text:span text:style-name="T30">:</text:span><text:span text:style-name="T30"><text:line-break/></text:span><text:span text:style-name="T30"> <text:s text:c="3"/>vokaleListeFuerWort.append(wort[i - </text:span><text:span text:style-name="T31">1</text:span><text:span text:style-name="T30">] + wort[i] + </text:span><text:span text:style-name="T32">" " </text:span><text:span text:style-name="T30">+ </text:span><text:span text:style-name="T33">str</text:span><text:span text:style-name="T30">(i))</text:span><text:span text:style-name="T30"><text:line-break/></text:span><text:span text:style-name="T30"><text:line-break/></text:span><text:span text:style-name="T29">elif </text:span><text:span text:style-name="T30">wort[i - </text:span><text:span text:style-name="T31">1</text:span><text:span text:style-name="T30">] == </text:span><text:span text:style-name="T32">"a" </text:span><text:span text:style-name="T29">or </text:span><text:span text:style-name="T30">wort[i - </text:span><text:span text:style-name="T31">1</text:span><text:span text:style-name="T30">] == </text:span><text:span text:style-name="T32">"A" </text:span><text:span text:style-name="T29">and </text:span><text:span text:style-name="T30">wort[i] == </text:span><text:span text:style-name="T32">"i"</text:span><text:span text:style-name="T30">:</text:span><text:span text:style-name="T30"><text:line-break/></text:span><text:span text:style-name="T30"> <text:s text:c="3"/>vokaleListeFuerWort.append(wort[i - </text:span><text:span text:style-name="T31">1</text:span><text:span text:style-name="T30">] + wort[i] + </text:span><text:span text:style-name="T32">" " </text:span><text:span text:style-name="T30">+ </text:span><text:span text:style-name="T33">str</text:span><text:span text:style-name="T30">(i))</text:span><text:span text:style-name="T30"><text:line-break/></text:span><text:span text:style-name="T30"><text:line-break/></text:span><text:span text:style-name="T29">elif </text:span><text:span text:style-name="T30">wort[i - </text:span><text:span text:style-name="T31">1</text:span><text:span text:style-name="T30">] == </text:span><text:span text:style-name="T32">"e" </text:span><text:span text:style-name="T29">or </text:span><text:span text:style-name="T30">wort[i - </text:span><text:span text:style-name="T31">1</text:span><text:span text:style-name="T30">] == </text:span><text:span text:style-name="T32">"E" </text:span><text:span text:style-name="T29">and </text:span><text:span text:style-name="T30">wort[i] == </text:span><text:span text:style-name="T32">"i"</text:span><text:span text:style-name="T30">:</text:span><text:span text:style-name="T30"><text:line-break/></text:span><text:span text:style-name="T30"> <text:s text:c="3"/>vokaleListeFuerWort.append(wort[i - </text:span><text:span text:style-name="T31">1</text:span><text:span text:style-name="T30">] + wort[i] + </text:span><text:span text:style-name="T32">" " </text:span><text:span text:style-name="T30">+ </text:span><text:span text:style-name="T33">str</text:span><text:span text:style-name="T30">(i))</text:span><text:span text:style-name="T30"><text:line-break/></text:span><text:span text:style-name="T30"><text:line-break/></text:span><text:span text:style-name="T30"><text:line-break/></text:span><text:span text:style-name="T29">elif </text:span><text:span text:style-name="T30">wort[i - </text:span><text:span text:style-name="T31">1</text:span><text:span text:style-name="T30">] == </text:span><text:span text:style-name="T32">"e" </text:span><text:span text:style-name="T29">or </text:span><text:span text:style-name="T30">wort[i - </text:span><text:span text:style-name="T31">1</text:span><text:span text:style-name="T30">] == </text:span><text:span text:style-name="T32">"E" </text:span><text:span text:style-name="T29">and </text:span><text:span text:style-name="T30">wort[i] == </text:span><text:span text:style-name="T32">"u"</text:span><text:span text:style-name="T30">:</text:span><text:span text:style-name="T30"><text:line-break/></text:span><text:span text:style-name="T30"> <text:s text:c="3"/>vokaleListeFuerWort.append(wort[i - </text:span><text:span text:style-name="T31">1</text:span><text:span text:style-name="T30">] + wort[i] + </text:span><text:span text:style-name="T32">" " </text:span><text:span text:style-name="T30">+ </text:span><text:span text:style-name="T33">str</text:span><text:span text:style-name="T30">(i))</text:span><text:span text:style-name="T30"><text:line-break/></text:span><text:span text:style-name="T30"><text:line-break/></text:span><text:span text:style-name="T30"><text:line-break/></text:span><text:span text:style-name="T29">elif </text:span><text:span text:style-name="T30">wort[i - </text:span><text:span text:style-name="T31">1</text:span><text:span text:style-name="T30">] == </text:span><text:span text:style-name="T32">"ä" </text:span><text:span text:style-name="T29">or </text:span><text:span text:style-name="T30">wort[i - </text:span><text:span text:style-name="T31">1</text:span><text:span text:style-name="T30">] == </text:span><text:span text:style-name="T32">"Ä" </text:span><text:span text:style-name="T29">and </text:span><text:span text:style-name="T30">wort[i] == </text:span><text:span text:style-name="T32">"u"</text:span><text:span text:style-name="T30">:</text:span><text:span text:style-name="T30"><text:line-break/></text:span><text:span text:style-name="T30"> <text:s text:c="3"/>vokaleListeFuerWort.append(wort[i - </text:span><text:span text:style-name="T31">1</text:span><text:span text:style-name="T30">] + wort[i] + </text:span><text:span text:style-name="T32">" " </text:span><text:span text:style-name="T30">+ </text:span><text:span text:style-name="T33">str</text:span><text:span text:style-name="T30">(i))</text:span><text:span text:style-name="T30"><text:line-break/></text:span><text:span text:style-name="T30"><text:line-break/></text:span><text:span text:style-name="T29">elif </text:span><text:span text:style-name="T30">wort[i - </text:span><text:span text:style-name="T31">1</text:span><text:span text:style-name="T30">] == </text:span><text:span text:style-name="T32">"i" </text:span><text:span text:style-name="T29">or </text:span><text:span text:style-name="T30">wort[i - </text:span><text:span text:style-name="T31">1</text:span><text:span text:style-name="T30">] == </text:span><text:span text:style-name="T32">"I" </text:span><text:span text:style-name="T29">and </text:span><text:span text:style-name="T30">wort[i] == </text:span><text:span text:style-name="T32">"e"</text:span><text:span text:style-name="T30">:</text:span><text:span text:style-name="T30"><text:line-break/></text:span><text:span text:style-name="T30"> <text:s text:c="3"/>vokaleListeFuerWort.append(wort[i - </text:span><text:span text:style-name="T31">1</text:span><text:span text:style-name="T30">] + wort[i] + </text:span><text:span text:style-name="T32">" " </text:span><text:span text:style-name="T30">+ </text:span><text:span text:style-name="T33">str</text:span><text:span text:style-name="T30">(i))</text:span><text:span text:style-name="T30"><text:line-break/></text:span><text:span text:style-name="T30"><text:line-break/></text:span><text:span text:style-name="T29">elif </text:span><text:span text:style-name="T30">wort[i - </text:span><text:span text:style-name="T31">1</text:span><text:span text:style-name="T30">] == </text:span><text:span text:style-name="T32">"e" </text:span><text:span text:style-name="T29">or </text:span><text:span text:style-name="T30">wort[i - </text:span><text:span text:style-name="T31">1</text:span><text:span text:style-name="T30">] == </text:span><text:span text:style-name="T32">"E" </text:span><text:span text:style-name="T29">and </text:span><text:span text:style-name="T30">wort[i] == </text:span><text:span text:style-name="T32">"e"</text:span><text:span text:style-name="T30">:</text:span><text:span text:style-name="T30"><text:line-break/></text:span><text:span text:style-name="T30"> <text:s text:c="3"/>vokaleListeFuerWort.append(wort[i - </text:span><text:span text:style-name="T31">1</text:span><text:span text:style-name="T30">] + wort[i] + </text:span><text:span text:style-name="T32">" " </text:span><text:span text:style-name="T30">+ </text:span><text:span text:style-name="T33">str</text:span><text:span text:style-name="T30">(i))</text:span><text:span text:style-name="T30"><text:line-break/></text:span><text:span text:style-name="T29">elif </text:span><text:span text:style-name="T30">wort[i - </text:span><text:span text:style-name="T31">1</text:span><text:span text:style-name="T30">] == </text:span><text:span text:style-name="T32">"a" </text:span><text:span text:style-name="T29">or </text:span><text:span text:style-name="T30">wort[i - </text:span><text:span text:style-name="T31">1</text:span><text:span text:style-name="T30">] == </text:span><text:span text:style-name="T32">"A" </text:span><text:span text:style-name="T29">and </text:span><text:span text:style-name="T30">wort[i] == </text:span><text:span text:style-name="T32">"a"</text:span><text:span text:style-name="T30">:</text:span><text:span text:style-name="T30"><text:line-break/></text:span><text:span text:style-name="T30"> <text:s text:c="3"/>vokaleListeFuerWort.append(wort[i - </text:span><text:span text:style-name="T31">1</text:span><text:span text:style-name="T30">] + wort[i] + </text:span><text:span text:style-name="T32">" " </text:span><text:span text:style-name="T30">+ </text:span><text:span text:style-name="T33">str</text:span><text:span text:style-name="T30">(i))</text:span><text:span text:style-name="T30"><text:line-break/></text:span><text:span text:style-name="T29">elif </text:span><text:span text:style-name="T30">wort[i - </text:span><text:span text:style-name="T31">1</text:span><text:span text:style-name="T30">] == </text:span><text:span text:style-name="T32">"o" </text:span><text:span text:style-name="T29">or </text:span><text:span text:style-name="T30">wort[i - </text:span><text:span text:style-name="T31">1</text:span><text:span text:style-name="T30">] == </text:span><text:span text:style-name="T32">"O" </text:span><text:span text:style-name="T29">and </text:span><text:span text:style-name="T30">wort[i] == </text:span><text:span text:style-name="T32">"o"</text:span><text:span text:style-name="T30">:</text:span><text:span text:style-name="T30"><text:line-break/></text:span><text:span text:style-name="T30"> <text:s text:c="3"/>vokaleListeFuerWort.append(wort[i - </text:span><text:span text:style-name="T31">1</text:span><text:span text:style-name="T30">] + wort[i] + </text:span><text:span text:style-name="T32">" " </text:span><text:span text:style-name="T30">+ </text:span><text:span text:style-name="T33">str</text:span><text:span text:style-name="T30">(i))</text:span><text:span text:style-name="T30"><text:line-break/></text:span><text:span text:style-name="T30"/></text:p>
          </draw:text-box>
        </draw:frame>
        <draw:frame draw:style-name="gr29" draw:text-style-name="P3" draw:layer="layout" svg:width="13.617cm" svg:height="1.115cm" svg:x="2.8cm" svg:y="1.2cm">
          <draw:text-box>
            <text:p><text:span text:style-name="T2">Umsetzung(Junioraufgabe1:Reimerei)</text:span></text:p>
          </draw:text-box>
        </draw:frame>
        <draw:frame draw:style-name="gr30" draw:layer="layout" svg:width="26.266cm" svg:height="5.235cm" svg:x="1.8cm" svg:y="15.677cm">
          <draw:text-box>
            <text:p>Wie vorher gesagt wurde gilt Doppelvokale vor einzelne Vokal,aber dann gab es ein</text:p>
            <text:p>Problem.Der Programm musste wissen,ob hinter den einzelnen Vokal doch noch ein andere</text:p>
            <text:p>Vokal ist.</text:p>
            <text:p>z.B arche-no-ah bei diesen Wort sind oa zusammen aber dennoch sind diese einzelne </text:p>
            <text:p>Vokalen weil die nicht in eine Silbe sind.</text:p>
            <text:p>Deswegen überprüft der Programm immer ob hinter den Vokal i,u oder e ist.</text:p>
            <text:p>Falls ja dann überspringt das Programm den Vokal.</text:p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30" draw:text-style-name="P14" draw:layer="layout" svg:width="22.701cm" svg:height="5.195cm" svg:x="1.6cm" svg:y="1.2cm">
          <draw:text-box>
            <text:p text:style-name="P12"><text:span text:style-name="T18">else</text:span><text:span text:style-name="T14">:</text:span><text:span text:style-name="T14"><text:line-break/></text:span><text:span text:style-name="T14"><text:line-break/></text:span><text:span text:style-name="T14"> <text:s text:c="3"/></text:span><text:span text:style-name="T18">if </text:span><text:span text:style-name="T14">i + </text:span><text:span text:style-name="T27">1 </text:span><text:span text:style-name="T14">&lt; </text:span><text:span text:style-name="T26">len</text:span><text:span text:style-name="T14">(wort):</text:span><text:span text:style-name="T14"><text:line-break/></text:span><text:span text:style-name="T14"> <text:s text:c="7"/></text:span><text:span text:style-name="T18">if </text:span><text:span text:style-name="T14">wort[i + </text:span><text:span text:style-name="T27">1</text:span><text:span text:style-name="T14">] != </text:span><text:span text:style-name="T24">"u" </text:span><text:span text:style-name="T18">and </text:span><text:span text:style-name="T14">wort[i + </text:span><text:span text:style-name="T27">1</text:span><text:span text:style-name="T14">] != </text:span><text:span text:style-name="T24">"i" </text:span><text:span text:style-name="T18">and </text:span><text:span text:style-name="T14">wort[i + </text:span><text:span text:style-name="T27">1</text:span><text:span text:style-name="T14">] != </text:span><text:span text:style-name="T24">"e"</text:span><text:span text:style-name="T14">:</text:span><text:span text:style-name="T14"><text:line-break/></text:span><text:span text:style-name="T14"> <text:s text:c="11"/>vokaleListeFuerWort.append(wort[i] + </text:span><text:span text:style-name="T24">" " </text:span><text:span text:style-name="T14">+ </text:span><text:span text:style-name="T26">str</text:span><text:span text:style-name="T14">(i))</text:span><text:span text:style-name="T14"><text:line-break/></text:span><text:span text:style-name="T14"> <text:s text:c="3"/></text:span><text:span text:style-name="T18">if </text:span><text:span text:style-name="T14">wort.endswith(oneVokal) </text:span><text:span text:style-name="T18">and </text:span><text:span text:style-name="T14">wort[-</text:span><text:span text:style-name="T27">2</text:span><text:span text:style-name="T14">] != oneVokal:</text:span><text:span text:style-name="T14"><text:line-break/></text:span><text:span text:style-name="T14"> <text:s text:c="7"/>vokaleListeFuerWort.append(wort[i] + </text:span><text:span text:style-name="T24">" " </text:span><text:span text:style-name="T14">+ </text:span><text:span text:style-name="T26">str</text:span><text:span text:style-name="T14">(i))</text:span><text:span text:style-name="T14"><text:line-break/></text:span><text:span text:style-name="T14"/></text:p>
          </draw:text-box>
        </draw:frame>
        <draw:frame draw:style-name="gr30" draw:layer="layout" svg:width="26.783cm" svg:height="23.895cm" svg:x="1.4cm" svg:y="6.8cm">
          <draw:text-box>
            <text:p>Man sieht immer dass der Vokal hinzugefügt wird,aber es wird auch die </text:p>
            <text:p>Position des Vokals hinzugefügt.Dies ist wichtig,weil man wissen muss ab welchen</text:p>
            <text:p>Teil des Wortes(also eingabe in checkifReim) checken muss,ob es mit den jeweiligen anderen</text:p>
            <text:p>Wort gleich sind.</text:p>
            <text:p>Kurz zusammen gefasst heißt es.Das Programm weiß jede Position von Vokalen im einen</text:p>
            <text:p>Wort.Und ein Vokal sieht dann z.B. in der Liste so aus:e 5</text:p>
            <text:p>Das Leerzeichen braucht man um danach mit der .split() Funktion die zwei </text:p>
            <text:p>Informationen auseinander zunehmen und dann in eine Liste zu tun.</text:p>
            <text:p>Diese Liste kommt wieder in eine Liste was es dann zu einer Liste von Liste ergibt.</text:p>
            <text:p/>
            <text:p>Wie die Liste von Liste erstellt wird:</text:p>
            <text:p><text:span text:style-name="T14">splitetdVokaleAusWort1 = []</text:span><text:span text:style-name="T14"><text:line-break/></text:span><text:span text:style-name="T18">for </text:span><text:span text:style-name="T14">oneitem </text:span><text:span text:style-name="T18">in </text:span><text:span text:style-name="T14">vokaleausWort1:</text:span><text:span text:style-name="T14"><text:line-break/></text:span><text:span text:style-name="T14"> <text:s text:c="3"/>splitetdVokaleAusWort1.append(oneitem.split(</text:span><text:span text:style-name="T24">" "</text:span><text:span text:style-name="T14">))</text:span><text:span text:style-name="T14"><text:line-break/></text:span><text:span text:style-name="T14">splitetdVokaleAusWort2 = []</text:span><text:span text:style-name="T14"><text:line-break/></text:span><text:span text:style-name="T18">for </text:span><text:span text:style-name="T14">oneitem </text:span><text:span text:style-name="T18">in </text:span><text:span text:style-name="T14">vokaleausWort2:</text:span><text:span text:style-name="T14"><text:line-break/></text:span><text:span text:style-name="T14"> <text:s text:c="3"/>splitetdVokaleAusWort2.append(oneitem.split(</text:span><text:span text:style-name="T24">" "</text:span><text:span text:style-name="T14">))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30" draw:text-style-name="P8" draw:layer="layout" svg:width="10.848cm" svg:height="1.195cm" svg:x="7.4cm" svg:y="0.005cm">
          <draw:text-box>
            <text:p text:style-name="P15"><text:span text:style-name="T8">Junioraufgabe1 Umsetzung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30" draw:text-style-name="P3" draw:layer="layout" svg:width="10.687cm" svg:height="1.195cm" svg:x="4.4cm" svg:y="1.4cm">
          <draw:text-box>
            <text:p text:style-name="P15"><text:span text:style-name="T8">Junioraufgabe1</text:span><text:span text:style-name="T2"> Umsetzung:</text:span></text:p>
          </draw:text-box>
        </draw:frame>
        <draw:frame draw:style-name="gr30" draw:text-style-name="P2" draw:layer="layout" svg:width="23.608cm" svg:height="1.043cm" svg:x="1.992cm" svg:y="3.157cm">
          <draw:text-box>
            <text:p text:style-name="P15"><text:span text:style-name="T3">----------------------------------------Regel1------------------------------------------------</text:span></text:p>
          </draw:text-box>
        </draw:frame>
        <draw:frame draw:style-name="gr30" draw:text-style-name="P15" draw:layer="layout" svg:width="17.334cm" svg:height="3.099cm" svg:x="2.6cm" svg:y="5cm">
          <draw:text-box>
            <text:p text:style-name="P15">Was wichtig hier ist die maßgebliche Vokalgruppe zu finden.</text:p>
            <text:p text:style-name="P15">Dabei muss man die Regel in zwei Teilen brechen.</text:p>
            <text:p text:style-name="P15">Erstens:Die Wörter die nur eine Vokalgruppe haben.</text:p>
            <text:p text:style-name="P15">Zweitens:Die Wörter die mehr als eine Vokalgruppe haben.</text:p>
          </draw:text-box>
        </draw:frame>
        <draw:frame draw:style-name="gr30" draw:text-style-name="P15" draw:layer="layout" svg:width="20.924cm" svg:height="2.387cm" svg:x="2.6cm" svg:y="8.837cm">
          <draw:text-box>
            <text:p text:style-name="P15">Hier wird zuerst mit Wörter angefangen die nur eine Vokalgruppe habe.</text:p>
            <text:p text:style-name="P15">Da es nur eine Vokalgruppe gibt ist dieser die maßgebliche Vokalgruppe.</text:p>
            <text:p text:style-name="P15"><text:s/></text:p>
          </draw:text-box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rge Gorgi</meta:initial-creator>
    <meta:creation-date>2022-09-10T14:55:26.69</meta:creation-date>
    <meta:editing-duration>PT10H37M39S</meta:editing-duration>
    <meta:editing-cycles>15</meta:editing-cycles>
    <dc:date>2022-11-01T12:36:29.54</dc:date>
    <dc:creator>George Gorgi</dc:creator>
    <meta:generator>OpenOffice/4.1.11$Win32 OpenOffice.org_project/4111m1$Build-9808</meta:generator>
    <meta:document-statistic meta:object-count="74"/>
  </office:meta>
</office:document-meta>
</file>